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center"/>
    </style:style>
    <style:style style:name="T2" style:parent-style-name="Policepardéfaut" style:family="text">
      <style:text-properties style:font-name="Libre Baskerville" style:font-name-asian="Libre Baskerville" style:font-name-complex="Libre Baskerville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/>
    </style:style>
    <style:style style:name="P4" style:parent-style-name="Standard" style:family="paragraph">
      <style:paragraph-properties fo:keep-with-next="always" fo:keep-together="always" fo:widows="2" fo:orphans="2" fo:margin-top="0.0277in"/>
    </style:style>
    <style:style style:name="T5" style:parent-style-name="Policepardéfaut" style:family="text">
      <style:text-properties style:font-name-asian="Calibri" style:font-name-complex="Calibri" fo:color="#2F5496" fo:font-size="13pt" style:font-size-asian="13pt" style:font-size-complex="13pt"/>
    </style:style>
    <style:style style:name="P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" style:parent-style-name="Standard" style:family="paragraph">
      <style:paragraph-properties fo:widows="2" fo:orphans="2"/>
    </style:style>
    <style:style style:name="T8" style:parent-style-name="Policepardéfaut" style:family="text">
      <style:text-properties style:font-name="Arial" style:font-name-asian="Arial" style:font-name-complex="Arial" fo:color="#222222"/>
    </style:style>
  </office:automatic-styles>
  <office:body>
    <office:text text:use-soft-page-breaks="true">
      <text:p text:style-name="P1"><text:span text:style-name="T2">Création de ficher Tournoi</text:span></text:p>
      <text:p text:style-name="P3"/>
      <text:list text:style-name="WWNum5">
        <text:list-item text:start-value="1">
          <text:p text:style-name="P4"><text:span text:style-name="T5">Méthodologie</text:span></text:p>
        </text:list-item>
      </text:list>
      <text:p text:style-name="P6"/>
      <text:p text:style-name="P7"><text:span text:style-name="T8">Sera défini ultérieure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Noto Sans Symbols" style:font-name-complex="Noto Sans Symbols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Noto Sans Symbols" style:font-name-complex="Noto Sans Symbols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Noto Sans Symbols" style:font-name-complex="Noto Sans Symbols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="Arial" style:font-name-asian="Arial" style:font-name-complex="Arial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font-name="Arial" style:font-name-asian="Arial" style:font-name-complex="Arial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font-name-asian="Noto Sans Symbols" style:font-name-complex="Noto Sans Symbols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Noto Sans Symbols" style:font-name-complex="Noto Sans Symbols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="Arial" style:font-name-asian="Arial" style:font-name-complex="Arial"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bullet-char="–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bullet>
      <text:list-level-style-bullet text:level="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3" text:style-name="WW_CharLFO1LVL3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6" text:style-name="WW_CharLFO1LVL6" text:bullet-char="▪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  <text:list-level-style-bullet text:level="9" text:style-name="WW_CharLFO1LVL9" text:bullet-char="▪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Noto Sans Symbols"/>
      </text:list-level-style-bullet>
    </text:list-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Arial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3" style:family="text">
      <style:text-properties style:font-name="Noto Sans Symbols" style:font-name-asian="Noto Sans Symbols" style:font-name-complex="Noto Sans Symbols"/>
    </style:style>
    <style:style style:name="WW_CharLFO7LVL4" style:family="text">
      <style:text-properties style:font-name="Noto Sans Symbols" style:font-name-asian="Noto Sans Symbols" style:font-name-complex="Noto Sans Symbols"/>
    </style:style>
    <style:style style:name="WW_CharLFO7LVL6" style:family="text">
      <style:text-properties style:font-name="Noto Sans Symbols" style:font-name-asian="Noto Sans Symbols" style:font-name-complex="Noto Sans Symbols"/>
    </style:style>
    <style:style style:name="WW_CharLFO7LVL7" style:family="text">
      <style:text-properties style:font-name="Noto Sans Symbols" style:font-name-asian="Noto Sans Symbols" style:font-name-complex="Noto Sans Symbols"/>
    </style:style>
    <style:style style:name="WW_CharLFO7LVL9" style:family="text">
      <style:text-properties style:font-name="Noto Sans Symbols" style:font-name-asian="Noto Sans Symbols" style:font-name-complex="Noto Sans Symbols"/>
    </style:style>
    <text:list-style style:name="WWNum7" style:display-name="WWNum7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8LVL1" style:family="text">
      <style:text-properties style:font-name="Arial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ie LEFRANCOIS</dc:creator>
    <meta:creation-date>2022-02-14T08:51:00Z</meta:creation-date>
    <dc:date>2022-02-14T08:5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" meta:character-count="68" meta:row-count="1" meta:non-whitespace-character-count="59"/>
  </office:meta>
</office:document-meta>
</file>